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56bb" officeooo:paragraph-rsid="000856bb"/>
    </style:style>
    <style:style style:name="P2" style:family="paragraph" style:parent-style-name="Standard">
      <style:text-properties officeooo:rsid="000856bb" officeooo:paragraph-rsid="000bb579"/>
    </style:style>
    <style:style style:name="P3" style:family="paragraph" style:parent-style-name="Standard">
      <style:text-properties officeooo:rsid="0009b66f" officeooo:paragraph-rsid="0009b66f"/>
    </style:style>
    <style:style style:name="P4" style:family="paragraph" style:parent-style-name="Standard">
      <style:text-properties officeooo:rsid="000cb8ed" officeooo:paragraph-rsid="000cb8ed"/>
    </style:style>
    <style:style style:name="P5" style:family="paragraph" style:parent-style-name="Standard">
      <style:text-properties fo:font-weight="bold" officeooo:rsid="000cb8ed" officeooo:paragraph-rsid="000cb8ed" style:font-weight-asian="bold" style:font-weight-complex="bold"/>
    </style:style>
    <style:style style:name="P6" style:family="paragraph" style:parent-style-name="Standard">
      <style:text-properties fo:font-weight="bold" officeooo:rsid="000cb8ed" officeooo:paragraph-rsid="001a04d7" style:font-weight-asian="bold" style:font-weight-complex="bold"/>
    </style:style>
    <style:style style:name="P7" style:family="paragraph" style:parent-style-name="Standard">
      <style:text-properties fo:font-weight="bold" officeooo:rsid="000e7a61" officeooo:paragraph-rsid="000e7a61" style:font-weight-asian="bold" style:font-weight-complex="bold"/>
    </style:style>
    <style:style style:name="P8" style:family="paragraph" style:parent-style-name="Standard">
      <style:text-properties fo:font-weight="bold" officeooo:rsid="00102858" officeooo:paragraph-rsid="00102858" style:font-weight-asian="bold" style:font-weight-complex="bold"/>
    </style:style>
    <style:style style:name="P9" style:family="paragraph" style:parent-style-name="Standard">
      <style:text-properties fo:font-weight="bold" officeooo:rsid="00120866" officeooo:paragraph-rsid="00120866" style:font-weight-asian="bold" style:font-weight-complex="bold"/>
    </style:style>
    <style:style style:name="P10" style:family="paragraph" style:parent-style-name="Standard">
      <style:text-properties fo:font-weight="bold" officeooo:rsid="000ddaa2" officeooo:paragraph-rsid="000ddaa2" style:font-weight-asian="bold" style:font-weight-complex="bold"/>
    </style:style>
    <style:style style:name="P11" style:family="paragraph" style:parent-style-name="Standard">
      <style:text-properties fo:font-weight="normal" officeooo:rsid="000cb8ed" officeooo:paragraph-rsid="000cb8ed" style:font-weight-asian="normal" style:font-weight-complex="normal"/>
    </style:style>
    <style:style style:name="T1" style:family="text">
      <style:text-properties officeooo:rsid="0009b66f"/>
    </style:style>
    <style:style style:name="T2" style:family="text">
      <style:text-properties officeooo:rsid="000cb8ed"/>
    </style:style>
    <style:style style:name="T3" style:family="text">
      <style:text-properties officeooo:rsid="000cef65"/>
    </style:style>
    <style:style style:name="T4" style:family="text">
      <style:text-properties officeooo:rsid="000ddaa2"/>
    </style:style>
    <style:style style:name="T5" style:family="text">
      <style:text-properties officeooo:rsid="00120866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cb8ed" style:font-weight-asian="normal" style:font-weight-complex="normal"/>
    </style:style>
    <style:style style:name="T8" style:family="text">
      <style:text-properties fo:font-weight="normal" officeooo:rsid="000cef65" style:font-weight-asian="normal" style:font-weight-complex="normal"/>
    </style:style>
    <style:style style:name="T9" style:family="text">
      <style:text-properties fo:font-weight="normal" officeooo:rsid="000ddaa2" style:font-weight-asian="normal" style:font-weight-complex="normal"/>
    </style:style>
    <style:style style:name="T10" style:family="text">
      <style:text-properties fo:font-weight="normal" officeooo:rsid="00173eea" style:font-weight-asian="normal" style:font-weight-complex="normal"/>
    </style:style>
    <style:style style:name="T11" style:family="text">
      <style:text-properties fo:font-weight="normal" officeooo:rsid="00120866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study for the real assessment</text:p>
      <text:p text:style-name="P1">The best study tool is the practice assessment</text:p>
      <text:p text:style-name="P1">take that over and over again, and time yourself, cut yourself off at the 45 minute mark</text:p>
      <text:p text:style-name="P1">As your practicing for the assessment, read the error messages</text:p>
      <text:p text:style-name="P1">There is an assessment generator out there – Mashu will send it to us</text:p>
      <text:p text:style-name="P1">Race each other for the assessment</text:p>
      <text:p text:style-name="P1">Get a minimum of 8 hours a sleep a night</text:p>
      <text:p text:style-name="P1"/>
      <text:p text:style-name="P3">Assessment Problems - </text:p>
      <text:p text:style-name="P3"/>
      <text:p text:style-name="P2">enumerables, my each, my inject, my_select <text:span text:style-name="T1">(monkey patching, basically)</text:span>,</text:p>
      <text:p text:style-name="P2">string and array manipulation like fibonacci, substrings, recursion – all of them are valid, like the short ones. <text:s/></text:p>
      <text:p text:style-name="P2">Not the subset ones, no permutations, and no make change</text:p>
      <text:p text:style-name="P2">Sorting – bubble sort, jumble, merge, and quick sort </text:p>
      <text:p text:style-name="P2">binary search, and other searches</text:p>
      <text:p text:style-name="P2">harder questions from recursion (beyond merg-sort) won't be on the assessment</text:p>
      <text:p text:style-name="P2"/>
      <text:p text:style-name="P2"/>
      <text:p text:style-name="P5">Study Plan</text:p>
      <text:p text:style-name="P5"/>
      <text:p text:style-name="P11">Enumerables/monkey patching – My_each, <text:span text:style-name="T5">my_each_with_index, </text:span>my_select, my_reject, my_any, my_flatten, my_zip, my_rotate, my_join, my_reverse, my_inject, factors, <text:span text:style-name="T3">doubler, my_map, concatenate, prime_factors, dups, my_uniq, </text:span></text:p>
      <text:p text:style-name="P5"/>
      <text:p text:style-name="P7">Strings - <text:s/><text:span text:style-name="T2">s</text:span><text:span text:style-name="T7">ubstrings, subwords, <text:s/>symmetric substrings, titleize, translate, caesar cipher,</text:span><text:span text:style-name="T10"> real words in string</text:span></text:p>
      <text:p text:style-name="P7"/>
      <text:p text:style-name="P8">Arrays - <text:s/><text:span text:style-name="T8">two_sum,</text:span><text:span text:style-name="T3"> </text:span><text:span text:style-name="T8">square, sum, median</text:span></text:p>
      <text:p text:style-name="P8"/>
      <text:p text:style-name="P9">Hashes – <text:span text:style-name="T6">my_merge</text:span></text:p>
      <text:p text:style-name="P5"/>
      <text:p text:style-name="P6">Recursion – <text:span text:style-name="T6">Range, exponentiation, deep dup,</text:span> <text:span text:style-name="T6">fibonacci, binary search,</text:span><text:span text:style-name="T9"> add_nums, sum_to,</text:span><text:span text:style-name="T4"> </text:span><text:span text:style-name="T9">f</text:span><text:span text:style-name="T4">actorials_rec, </text:span><text:span text:style-name="T9">fibs_rec</text:span><text:span text:style-name="T4">, </text:span><text:span text:style-name="T9">digital_root,</text:span><text:span text:style-name="T4"> </text:span><text:span text:style-name="T8">gamma function</text:span></text:p>
      <text:p text:style-name="P5"/>
      <text:p text:style-name="P5">Sorting – <text:span text:style-name="T6">bubble sort,</text:span> <text:span text:style-name="T6">jumble sort, quick sort, </text:span><text:span text:style-name="T11">merge_sort</text:span></text:p>
      <text:p text:style-name="P10"/>
      <text:p text:style-name="P10">Assessment generator</text:p>
      <text:p text:style-name="P10"/>
      <text:p text:style-name="P10">https://github.com/kevinkiklee/a01-prep-dec-nyc</text:p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9:32:02.891507321</meta:creation-date>
    <dc:date>2019-02-12T11:51:42.058449545</dc:date>
    <meta:editing-duration>PT2H35M43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204" meta:character-count="1469" meta:non-whitespace-character-count="1273"/>
  </office:meta>
</office:document-meta>
</file>